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D0D56DC0F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128cm" svg:y="1.053cm">
          <draw:image xlink:href="Pictures/10000000000007D0000007D0D56DC0F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1:39:34.084443573</meta:creation-date>
    <dc:date>2024-06-22T21:42:18.432337085</dc:date>
    <meta:editing-duration>PT2M45S</meta:editing-duration>
    <meta:editing-cycles>1</meta:editing-cycles>
    <meta:document-statistic meta:object-count="1"/>
    <meta:generator>LibreOffice/7.6.7.2$Linux_X86_64 LibreOffice_project/60$Build-2</meta:generator>
  </office:meta>
</office:document-meta>
</file>